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1310cf" officeooo:paragraph-rsid="001310cf" style:font-weight-asian="bold" style:font-weight-complex="bold"/>
    </style:style>
    <style:style style:name="P2" style:family="paragraph" style:parent-style-name="Standard">
      <style:text-properties style:font-name="Arial1" officeooo:rsid="001310cf" officeooo:paragraph-rsid="001310cf"/>
    </style:style>
    <style:style style:name="P3" style:family="paragraph" style:parent-style-name="Standard">
      <style:text-properties style:font-name="Arial1" officeooo:rsid="0014e7d9" officeooo:paragraph-rsid="001310cf"/>
    </style:style>
    <style:style style:name="P4" style:family="paragraph" style:parent-style-name="Standard">
      <style:text-properties style:font-name="Arial1"/>
    </style:style>
    <style:style style:name="P5" style:family="paragraph" style:parent-style-name="Standard">
      <style:text-properties style:font-name="Arial1" fo:font-size="14pt" fo:font-weight="bold" officeooo:rsid="001310cf" officeooo:paragraph-rsid="001310cf" style:font-size-asian="14pt" style:font-weight-asian="bold" style:font-size-complex="14pt" style:font-weight-complex="bold"/>
    </style:style>
    <style:style style:name="T1" style:family="text">
      <style:text-properties officeooo:rsid="001310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eckout</text:p>
      <text:p text:style-name="P2"/>
      <text:p text:style-name="P3">This test suit is focused on <text:span text:style-name="T1">checkout</text:span> validation, <text:span text:style-name="T1">verifying</text:span> for all possible users on different scenarios on Sauce Demo website.</text:p>
      <text:p text:style-name="P4"/>
      <text:p text:style-name="P1">TC-1</text:p>
      <text:p text:style-name="P4">Feature: Checkout Process</text:p>
      <text:p text:style-name="P4"/>
      <text:p text:style-name="P4">Scenario 2: Proceed to Checkout with Empty Cart</text:p>
      <text:p text:style-name="P4">Given I am logged in as a standard user</text:p>
      <text:p text:style-name="P4">And I have not added any items to the cart</text:p>
      <text:p text:style-name="P4">When I click on the cart icon</text:p>
      <text:p text:style-name="P4">And then click on the "Checkout" button</text:p>
      <text:p text:style-name="P4">Then I should see a message like "Your cart is empty. Please add items before proceeding to checkout."</text:p>
      <text:p text:style-name="P4">And I should not be able to proceed to the checkout page</text:p>
      <text:p text:style-name="P4"/>
      <text:p text:style-name="P1">TC-2</text:p>
      <text:p text:style-name="P2">Feature: Checkout Process</text:p>
      <text:p text:style-name="P2"/>
      <text:p text:style-name="P2">Scenario 3: Continue Shopping from Checkout Page</text:p>
      <text:p text:style-name="P2">Given I am logged in as a standard user</text:p>
      <text:p text:style-name="P2">And I have added "Sauce Labs Backpack" and "Sauce Labs Bike Light" to the cart</text:p>
      <text:p text:style-name="P2">When I click on the cart icon</text:p>
      <text:p text:style-name="P2">And then click on the "Checkout" button</text:p>
      <text:p text:style-name="P2">And then click on the "Continue Shopping" link</text:p>
      <text:p text:style-name="P2">Then I should be redirected back to the inventory page</text:p>
      <text:p text:style-name="P2">And the previously added items should still be in the cart</text:p>
      <text:p text:style-name="P2"/>
      <text:p text:style-name="P1">TC-3</text:p>
      <text:p text:style-name="P2">Feature: Checkout Process</text:p>
      <text:p text:style-name="P2"/>
      <text:p text:style-name="P2">Scenario 5: Review Order and Total Price</text:p>
      <text:p text:style-name="P2">Given I am on the order overview page with valid shipping and billing information</text:p>
      <text:p text:style-name="P2">When I review the order summary</text:p>
      <text:p text:style-name="P2">Then the list of items should match the selected products in the cart</text:p>
      <text:p text:style-name="P2">And the total price should be the sum of the selected items prices plus any applicable taxes and shipping cos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21:14:57.777000000</meta:creation-date>
    <dc:date>2023-07-22T16:12:36.733000000</dc:date>
    <meta:editing-duration>PT2H12M52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8" meta:word-count="238" meta:character-count="1300" meta:non-whitespace-character-count="1090"/>
  </office:meta>
</office:document-meta>
</file>